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755cm" fo:min-width="0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754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5cm" svg:height="1.419cm" draw:transform="skewX (0.00139626340159558) rotate (-0.940906999750142) translate (1.09cm -0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5cm" svg:height="1.419cm" draw:transform="skewX (0.00139626340159546) rotate (-0.00174532925199447) translate (2.036cm 0.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99cm" svg:height="1.418cm" draw:transform="skewX (0.00069813170079763) rotate (-0.470366233412471) translate (1.492cm 0.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7cm" fo:page-height="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2T11:34:04.216000000</meta:creation-date>
    <dc:date>2021-06-02T11:39:06.203000000</dc:date>
    <meta:editing-duration>PT5M2S</meta:editing-duration>
    <meta:editing-cycles>1</meta:editing-cycles>
    <meta:document-statistic meta:object-count="4"/>
    <meta:generator>LibreOffice/7.0.1.2$Windows_X86_64 LibreOffice_project/7cbcfc562f6eb6708b5ff7d7397325de9e764452</meta:generator>
  </office:meta>
</office:document-meta>
</file>